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5811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5409in"/>
    </style:style>
    <style:style style:name="co8" style:family="table-column">
      <style:table-column-properties fo:break-before="auto" style:column-width="0.6917in"/>
    </style:style>
    <style:style style:name="co9" style:family="table-column">
      <style:table-column-properties fo:break-before="auto" style:column-width="0.461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6618in"/>
    </style:style>
    <style:style style:name="co12" style:family="table-column">
      <style:table-column-properties fo:break-before="auto" style:column-width="0.752in"/>
    </style:style>
    <style:style style:name="co13" style:family="table-column">
      <style:table-column-properties fo:break-before="auto" style:column-width="0.4209in"/>
    </style:style>
    <style:style style:name="co14" style:family="table-column">
      <style:table-column-properties fo:break-before="auto" style:column-width="0.6016in"/>
    </style:style>
    <style:style style:name="co15" style:family="table-column">
      <style:table-column-properties fo:break-before="auto" style:column-width="0.4508in"/>
    </style:style>
    <style:style style:name="co16" style:family="table-column">
      <style:table-column-properties fo:break-before="auto" style:column-width="0.4311in"/>
    </style:style>
    <style:style style:name="co17" style:family="table-column">
      <style:table-column-properties fo:break-before="auto" style:column-width="0.561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ob_dylan.txt.tkzd.10.tx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ob_dylan.txt.tkzd.100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10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104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105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106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ob_dylan.txt.tkzd.107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108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1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110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ob_dylan.txt.tkzd.111.tx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bob_dylan.txt.tkzd.112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b_dylan.txt.tkzd.113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ob_dylan.txt.tkzd.116.tx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ob_dylan.txt.tkzd.117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118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ob_dylan.txt.tkzd.120.tx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ob_dylan.txt.tkzd.123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ob_dylan.txt.tkzd.1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1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15.tx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ob_dylan.txt.tkzd.16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b_dylan.txt.tkzd.17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b_dylan.txt.tkzd.18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19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2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ob_dylan.txt.tkzd.21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22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b_dylan.txt.tkzd.23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ob_dylan.txt.tkzd.24.tx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ob_dylan.txt.tkzd.25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ob_dylan.txt.tkzd.26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ob_dylan.txt.tkzd.27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28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29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ob_dylan.txt.tkzd.3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b_dylan.txt.tkzd.30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31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32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33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ob_dylan.txt.tkzd.34.tx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bob_dylan.txt.tkzd.35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38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40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ob_dylan.txt.tkzd.41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ob_dylan.txt.tkzd.42.tx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bob_dylan.txt.tkzd.43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45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48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49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5.tx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ob_dylan.txt.tkzd.50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5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53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b_dylan.txt.tkzd.5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5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57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b_dylan.txt.tkzd.58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ob_dylan.txt.tkzd.5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6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60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62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63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64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66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68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6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7.txt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bob_dylan.txt.tkzd.70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71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ob_dylan.txt.tkzd.7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74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7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76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78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8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ob_dylan.txt.tkzd.8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88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9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ob_dylan.txt.tkzd.9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.txt.tkzd.92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ob_dylan.txt.tkzd.93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94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b_dylan.txt.tkzd.95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97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dylan.txt.tkzd.98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dylan.txt.tkzd.9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marley.txt.tkzd.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marley.txt.tkzd.12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marley.txt.tkzd.13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ob_marley.txt.tkzd.15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b_marley.txt.tkzd.17.txt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bob_marley.txt.tkzd.2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ob_marley.txt.tkzd.20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ob_marley.txt.tkzd.21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ob_marley.txt.tkzd.22.tx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ob_marley.txt.tkzd.23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ob_marley.txt.tkzd.24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marley.txt.tkzd.27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marley.txt.tkzd.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b_marley.txt.tkzd.3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marley.txt.tkzd.32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marley.txt.tkzd.33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marley.txt.tkzd.35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b_marley.txt.tkzd.36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ob_marley.txt.tkzd.37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ob_marley.txt.tkzd.39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b_marley.txt.tkzd.4.tx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ob_marley.txt.tkzd.41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ob_marley.txt.tkzd.6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b_marley.txt.tkzd.7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b_marley.txt.tkzd.8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marley.txt.tkzd.9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lliott_smith.txt.tkzd.10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12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1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2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20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lliott_smith.txt.tkzd.2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2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25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26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lliott_smith.txt.tkzd.27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28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30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3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3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34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lliott_smith.txt.tkzd.36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lliott_smith.txt.tkzd.3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38.tx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elliott_smith.txt.tkzd.4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40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lliott_smith.txt.tkzd.41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lliott_smith.txt.tkzd.4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44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4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46.tx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elliott_smith.txt.tkzd.47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lliott_smith.txt.tkzd.49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lliott_smith.txt.tkzd.50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52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5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55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lliott_smith.txt.tkzd.56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lliott_smith.txt.tkzd.58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elliott_smith.txt.tkzd.59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lliott_smith.txt.tkzd.61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6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65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lliott_smith.txt.tkzd.68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71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72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7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7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7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79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lliott_smith.txt.tkzd.8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80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8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85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lliott_smith.txt.tkzd.8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88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lliott_smith.txt.tkzd.9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90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lliott_smith.txt.tkzd.91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.txt.tkzd.92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9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95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lliott_smith.txt.tkzd.96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lliott_smith.txt.tkzd.9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.txt.tkzd.99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iona_apple.txt.tkzd.1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iona_apple.txt.tkzd.10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ona_apple.txt.tkzd.11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iona_apple.txt.tkzd.12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ona_apple.txt.tkzd.13.tx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fiona_apple.txt.tkzd.15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ona_apple.txt.tkzd.16.tx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fiona_apple.txt.tkzd.17.tx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fiona_apple.txt.tkzd.18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iona_apple.txt.tkzd.19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ona_apple.txt.tkzd.2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iona_apple.txt.tkzd.20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iona_apple.txt.tkzd.21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iona_apple.txt.tkzd.2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ona_apple.txt.tkzd.24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iona_apple.txt.tkzd.25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ona_apple.txt.tkzd.26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iona_apple.txt.tkzd.27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iona_apple.txt.tkzd.28.tx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ona_apple.txt.tkzd.29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iona_apple.txt.tkzd.3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ona_apple.txt.tkzd.30.tx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fiona_apple.txt.tkzd.31.txt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fiona_apple.txt.tkzd.4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ona_apple.txt.tkzd.5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ona_apple.txt.tkzd.6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iona_apple.txt.tkzd.7.tx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fiona_apple.txt.tkzd.8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an_curtis.txt.tkzd.1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an_curtis.txt.tkzd.10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an_curtis.txt.tkzd.1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an_curtis.txt.tkzd.15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an_curtis.txt.tkzd.2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an_curtis.txt.tkzd.2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an_curtis.txt.tkzd.2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an_curtis.txt.tkzd.26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an_curtis.txt.tkzd.2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an_curtis.txt.tkzd.28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an_curtis.txt.tkzd.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an_curtis.txt.tkzd.30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an_curtis.txt.tkzd.31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an_curtis.txt.tkzd.32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an_curtis.txt.tkzd.3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an_curtis.txt.tkzd.34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an_curtis.txt.tkzd.35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an_curtis.txt.tkzd.36.tx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ian_curtis.txt.tkzd.37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an_curtis.txt.tkzd.38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an_curtis.txt.tkzd.39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an_curtis.txt.tkzd.5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an_curtis.txt.tkzd.7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johnny_cash.txt.tkzd.1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johnny_cash.txt.tkzd.10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ohnny_cash.txt.tkzd.1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ohnny_cash.txt.tkzd.14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johnny_cash.txt.tkzd.15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johnny_cash.txt.tkzd.16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ohnny_cash.txt.tkzd.1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ohnny_cash.txt.tkzd.19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johnny_cash.txt.tkzd.2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johnny_cash.txt.tkzd.21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ohnny_cash.txt.tkzd.3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ohnny_cash.txt.tkzd.4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ohnny_cash.txt.tkzd.5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johnny_cash.txt.tkzd.7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ohnny_cash.txt.tkzd.9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kurt_cobain.txt.tkzd.10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urt_cobain.txt.tkzd.13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urt_cobain.txt.tkzd.15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urt_cobain.txt.tkzd.16.tx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kurt_cobain.txt.tkzd.18.tx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kurt_cobain.txt.tkzd.2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urt_cobain.txt.tkzd.20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urt_cobain.txt.tkzd.2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urt_cobain.txt.tkzd.2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urt_cobain.txt.tkzd.2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urt_cobain.txt.tkzd.27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urt_cobain.txt.tkzd.2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urt_cobain.txt.tkzd.3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kurt_cobain.txt.tkzd.30.tx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kurt_cobain.txt.tkzd.31.tx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kurt_cobain.txt.tkzd.32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urt_cobain.txt.tkzd.33.txt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kurt_cobain.txt.tkzd.3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urt_cobain.txt.tkzd.35.tx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kurt_cobain.txt.tkzd.37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kurt_cobain.txt.tkzd.38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urt_cobain.txt.tkzd.41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urt_cobain.txt.tkzd.4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urt_cobain.txt.tkzd.46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urt_cobain.txt.tkzd.47.tx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kurt_cobain.txt.tkzd.48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urt_cobain.txt.tkzd.51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urt_cobain.txt.tkzd.53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urt_cobain.txt.tkzd.6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ke_ness.txt.tkzd.1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ke_ness.txt.tkzd.12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ike_ness.txt.tkzd.13.tx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ike_ness.txt.tkzd.14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ke_ness.txt.tkzd.16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ke_ness.txt.tkzd.17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ike_ness.txt.tkzd.18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ike_ness.txt.tkzd.1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_ness.txt.tkzd.20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ke_ness.txt.tkzd.22.tx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ke_ness.txt.tkzd.2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ke_ness.txt.tkzd.24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ke_ness.txt.tkzd.2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_ness.txt.tkzd.29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ke_ness.txt.tkzd.3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ke_ness.txt.tkzd.30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ke_ness.txt.tkzd.32.tx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ike_ness.txt.tkzd.3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ke_ness.txt.tkzd.34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ke_ness.txt.tkzd.36.tx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ike_ness.txt.tkzd.3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_ness.txt.tkzd.38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ke_ness.txt.tkzd.3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_ness.txt.tkzd.4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ke_ness.txt.tkzd.40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ke_ness.txt.tkzd.4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_ness.txt.tkzd.5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ke_ness.txt.tkzd.7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ike_ness.txt.tkzd.8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ike_ness.txt.tkzd.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te_ham.txt.tkzd.1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te_ham.txt.tkzd.10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te_ham.txt.tkzd.11.tx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ete_ham.txt.tkzd.1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te_ham.txt.tkzd.18.tx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ete_ham.txt.tkzd.20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ete_ham.txt.tkzd.21.tx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ete_ham.txt.tkzd.22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te_ham.txt.tkzd.24.tx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ete_ham.txt.tkzd.25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ete_ham.txt.tkzd.28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ete_ham.txt.tkzd.29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ete_ham.txt.tkzd.3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ete_ham.txt.tkzd.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te_ham.txt.tkzd.6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te_ham.txt.tkzd.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te_ham.txt.tkzd.8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te_ham.txt.tkzd.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1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14.txt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hil_ochs.txt.tkzd.2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2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il_ochs.txt.tkzd.2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31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il_ochs.txt.tkzd.3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il_ochs.txt.tkzd.34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hil_ochs.txt.tkzd.35.tx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hil_ochs.txt.tkzd.36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37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39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hil_ochs.txt.tkzd.40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il_ochs.txt.tkzd.41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hil_ochs.txt.tkzd.43.tx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hil_ochs.txt.tkzd.44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hil_ochs.txt.tkzd.6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.txt.tkzd.7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uart_adamson.txt.tkzd.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uart_adamson.txt.tkzd.10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tuart_adamson.txt.tkzd.13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uart_adamson.txt.tkzd.14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uart_adamson.txt.tkzd.16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uart_adamson.txt.tkzd.17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tuart_adamson.txt.tkzd.18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uart_adamson.txt.tkzd.1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uart_adamson.txt.tkzd.2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uart_adamson.txt.tkzd.5.tx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tuart_adamson.txt.tkzd.6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uart_adamson.txt.tkzd.7.tx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stuart_adamson.txt.tkzd.9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rent_reznor.txt.tkzd.1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rent_reznor.txt.tkzd.10.txt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trent_reznor.txt.tkzd.1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nt_reznor.txt.tkzd.12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ent_reznor.txt.tkzd.13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rent_reznor.txt.tkzd.14.txt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trent_reznor.txt.tkzd.15.txt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trent_reznor.txt.tkzd.16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rent_reznor.txt.tkzd.17.txt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trent_reznor.txt.tkzd.18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rent_reznor.txt.tkzd.19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nt_reznor.txt.tkzd.2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ent_reznor.txt.tkzd.20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ent_reznor.txt.tkzd.21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nt_reznor.txt.tkzd.22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nt_reznor.txt.tkzd.23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ent_reznor.txt.tkzd.24.tx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rent_reznor.txt.tkzd.25.tx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rent_reznor.txt.tkzd.29.tx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rent_reznor.txt.tkzd.3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ent_reznor.txt.tkzd.30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ent_reznor.txt.tkzd.32.tx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rent_reznor.txt.tkzd.33.tx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trent_reznor.txt.tkzd.34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nt_reznor.txt.tkzd.35.tx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rent_reznor.txt.tkzd.36.tx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rent_reznor.txt.tkzd.37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ent_reznor.txt.tkzd.4.tx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rent_reznor.txt.tkzd.43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nt_reznor.txt.tkzd.45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rent_reznor.txt.tkzd.5.tx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rent_reznor.txt.tkzd.6.tx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rent_reznor.txt.tkzd.7.txt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rent_reznor.txt.tkzd.8.tx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ent_reznor.txt.tkzd.9.txt</text:p>
          </table:table-cell>
          <table:table-cell office:value-type="float" office:value="8">
            <text:p>8</text:p>
          </table:table-cell>
        </table:table-row>
        <table:table-row table:style-name="ro2" table:number-rows-repeated="104819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ylan" table:style-name="ta1">
        <table:table-column table:style-name="co3" table:default-cell-style-name="Default"/>
        <table:table-column table:style-name="co2" table:default-cell-style-name="Default"/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</table:table-row>
        <table:table-row table:style-name="ro2" table:number-rows-repeated="104845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marley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">
            <text:p>5</text:p>
          </table:table-cell>
        </table:table-row>
        <table:table-row table:style-name="ro2" table:number-rows-repeated="1048534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mith" table:style-name="ta1">
        <table:table-column table:style-name="co6" table:default-cell-style-name="Default"/>
        <table:table-column table:style-name="co7" table:default-cell-style-name="Default"/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">
            <text:p>4</text:p>
          </table:table-cell>
        </table:table-row>
        <table:table-row table:style-name="ro2" table:number-rows-repeated="104847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pple" table:style-name="ta1"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6">
            <text:p>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</table:table-row>
        <table:table-row table:style-name="ro2" table:number-rows-repeated="1048544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urtis" table:style-name="ta1">
        <table:table-column table:style-name="co2" table:number-columns-repeated="2" table:default-cell-style-name="Default"/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">
            <text:p>2</text:p>
          </table:table-cell>
        </table:table-row>
        <table:table-row table:style-name="ro2" table:number-rows-repeated="104853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ash" table:style-name="ta1">
        <table:table-column table:style-name="co9" table:default-cell-style-name="Default"/>
        <table:table-column table:style-name="co10" table:default-cell-style-name="Default"/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2" table:number-rows-repeated="1048554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bain" table:style-name="ta1">
        <table:table-column table:style-name="co2" table:number-columns-repeated="2" table:default-cell-style-name="Default"/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">
            <text:p>9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">
            <text:p>3</text:p>
          </table:table-cell>
        </table:table-row>
        <table:table-row table:style-name="ro2" table:number-rows-repeated="104852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ness" table:style-name="ta1"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">
            <text:p>1</text:p>
          </table:table-cell>
        </table:table-row>
        <table:table-row table:style-name="ro2" table:number-rows-repeated="104853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ham" table:style-name="ta1">
        <table:table-column table:style-name="co2" table:number-columns-repeated="2" table:default-cell-style-name="Default"/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4">
            <text:p>4</text:p>
          </table:table-cell>
        </table:table-row>
        <table:table-row table:style-name="ro2" table:number-rows-repeated="104854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ochs" table:style-name="ta1">
        <table:table-column table:style-name="co13" table:default-cell-style-name="Default"/>
        <table:table-column table:style-name="co14" table:default-cell-style-name="Default"/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">
            <text:p>4</text:p>
          </table:table-cell>
        </table:table-row>
        <table:table-row table:style-name="ro2" table:number-rows-repeated="104853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damson" table:style-name="ta1">
        <table:table-column table:style-name="co15" table:default-cell-style-name="Default"/>
        <table:table-column table:style-name="co4" table:default-cell-style-name="Default"/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2" table:number-rows-repeated="104855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reznor" table:style-name="ta1">
        <table:table-column table:style-name="co16" table:default-cell-style-name="Default"/>
        <table:table-column table:style-name="co17" table:default-cell-style-name="Default"/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">
            <text:p>4</text:p>
          </table:table-cell>
        </table:table-row>
        <table:table-row table:style-name="ro2" table:number-rows-repeated="104853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pple.A1:apple.A1048576" table:contains-header="false"/>
        <table:database-range table:name="__Anonymous_Sheet_DB__2" table:target-range-address="marley.A1:marley.AMJ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mith.A2:smith.AMJ1048576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apple.A1:apple.B104857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curtis.A1:curtis.AMJ104857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cash.A1:cash.AMJ1048576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cobain.A2:cobain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ness.A1:ness.AMJ1048576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ham.A1:ham.AMJ104857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ochs.A1:ochs.AMJ1048576" table:contains-header="false">
          <table:sort>
            <table:sort-by table:field-number="0" table:data-type="automatic"/>
          </table:sort>
        </table:database-range>
        <table:database-range table:name="__Anonymous_Sheet_DB__11" table:target-range-address="adamson.A1:adamson.AMJ1048576" table:contains-header="false">
          <table:sort>
            <table:sort-by table:field-number="0" table:data-type="automatic"/>
          </table:sort>
        </table:database-range>
        <table:database-range table:name="__Anonymous_Sheet_DB__12" table:target-range-address="reznor.A1:reznor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0/00/0000</text:date>, <text:time style:data-style-name="N2" text:time-value="0000-00-00T02:11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01:42:11</meta:creation-date>
    <dc:date>2013-06-28T02:55:44</dc:date>
    <meta:editing-duration>PT55M3S</meta:editing-duration>
    <meta:editing-cycles>48</meta:editing-cycles>
    <meta:generator>LibreOffice/4.0.2.2$Linux_X86_64 LibreOffice_project/400m0$Build-2</meta:generator>
    <meta:document-statistic meta:table-count="13" meta:cell-count="1739" meta:object-count="0"/>
  </office:meta>
</office:document-meta>
</file>